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DejaVu Sans1" svg:font-family="'DejaVu Sans'" style:font-family-generic="swiss"/>
    <style:font-face style:name="Bitstream Charter" svg:font-family="'Bitstream Charter'" style:font-family-generic="roman" style:font-pitch="variable"/>
    <style:font-face style:name="DejaVu Serif Condensed" svg:font-family="'DejaVu Serif Condense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9.4271in" fo:margin-left="0in" table:align="left"/>
    </style:style>
    <style:style style:name="Table1.A" style:family="table-column">
      <style:table-column-properties style:column-width="0.5in"/>
    </style:style>
    <style:style style:name="Table1.B" style:family="table-column">
      <style:table-column-properties style:column-width="0.5625in"/>
    </style:style>
    <style:style style:name="Table1.C" style:family="table-column">
      <style:table-column-properties style:column-width="2.5625in"/>
    </style:style>
    <style:style style:name="Table1.D" style:family="table-column">
      <style:table-column-properties style:column-width="3.916in"/>
    </style:style>
    <style:style style:name="Table1.E" style:family="table-column">
      <style:table-column-properties style:column-width="1.8861in"/>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style:font-name="Liberation Serif" fo:font-size="12pt" style:font-size-asian="12pt" style:font-size-complex="12pt"/>
    </style:style>
    <style:style style:name="P2" style:family="paragraph" style:parent-style-name="Table_20_Contents">
      <style:text-properties style:font-name="Liberation Serif" fo:font-size="12pt" officeooo:rsid="0024f8a7" officeooo:paragraph-rsid="0024f8a7" style:font-size-asian="12pt" style:font-size-complex="12pt"/>
    </style:style>
    <style:style style:name="P3" style:family="paragraph" style:parent-style-name="Table_20_Contents">
      <style:text-properties style:font-name="Liberation Serif" fo:font-size="12pt" officeooo:paragraph-rsid="0024f8a7" style:font-size-asian="12pt" style:font-size-complex="12pt"/>
    </style:style>
    <style:style style:name="P4" style:family="paragraph" style:parent-style-name="Table_20_Contents">
      <style:text-properties style:font-name="Liberation Serif" fo:font-size="12pt" officeooo:rsid="00248ebc" officeooo:paragraph-rsid="00248ebc" style:font-size-asian="12pt" style:font-size-complex="12pt"/>
    </style:style>
    <style:style style:name="P5" style:family="paragraph" style:parent-style-name="Table_20_Contents">
      <style:text-properties style:font-name="Liberation Serif" fo:font-size="12pt" officeooo:rsid="0022fa3e" officeooo:paragraph-rsid="0022fa3e" style:font-size-asian="12pt" style:font-size-complex="12pt"/>
    </style:style>
    <style:style style:name="P6" style:family="paragraph" style:parent-style-name="Table_20_Contents">
      <style:text-properties style:font-name="Liberation Serif" fo:font-size="12pt" officeooo:rsid="001f0270" officeooo:paragraph-rsid="001f0270" style:font-size-asian="12pt" style:font-size-complex="12pt"/>
    </style:style>
    <style:style style:name="P7" style:family="paragraph" style:parent-style-name="Table_20_Contents">
      <style:text-properties style:font-name="Liberation Serif" fo:font-size="12pt" officeooo:paragraph-rsid="001f0270" style:font-size-asian="12pt" style:font-size-complex="12pt"/>
    </style:style>
    <style:style style:name="P8" style:family="paragraph" style:parent-style-name="Table_20_Contents">
      <style:text-properties style:font-name="Liberation Serif" fo:font-size="12pt" officeooo:rsid="001f75f1" officeooo:paragraph-rsid="001f75f1" style:font-size-asian="12pt" style:font-size-complex="12pt"/>
    </style:style>
    <style:style style:name="P9" style:family="paragraph" style:parent-style-name="Table_20_Contents">
      <style:text-properties style:font-name="Liberation Serif" fo:font-size="12pt" officeooo:rsid="002259a9" officeooo:paragraph-rsid="002259a9" style:font-size-asian="12pt" style:font-size-complex="12pt"/>
    </style:style>
    <style:style style:name="P10" style:family="paragraph" style:parent-style-name="Table_20_Contents">
      <style:text-properties style:font-name="Liberation Serif" fo:font-size="12pt" officeooo:rsid="001fe688" officeooo:paragraph-rsid="001fe688" style:font-size-asian="12pt" style:font-size-complex="12pt"/>
    </style:style>
    <style:style style:name="P11" style:family="paragraph" style:parent-style-name="Standard">
      <style:text-properties officeooo:rsid="00211aec" officeooo:paragraph-rsid="00211aec"/>
    </style:style>
    <style:style style:name="P12" style:family="paragraph" style:parent-style-name="Standard">
      <style:text-properties officeooo:rsid="00211aec" officeooo:paragraph-rsid="00248ebc"/>
    </style:style>
    <style:style style:name="P13" style:family="paragraph" style:parent-style-name="Standard">
      <style:text-properties officeooo:rsid="00248ebc"/>
    </style:style>
    <style:style style:name="P14" style:family="paragraph" style:parent-style-name="Standard">
      <style:text-properties style:font-name="Liberation Serif" fo:font-size="12pt" style:font-size-asian="12pt" style:font-size-complex="12pt"/>
    </style:style>
    <style:style style:name="P15" style:family="paragraph" style:parent-style-name="Standard">
      <style:text-properties style:font-name="Liberation Serif" fo:font-size="12pt" officeooo:rsid="00248ebc" officeooo:paragraph-rsid="00248ebc" style:font-size-asian="12pt" style:font-size-complex="12pt"/>
    </style:style>
    <style:style style:name="P16" style:family="paragraph" style:parent-style-name="Standard">
      <style:text-properties style:font-name="Liberation Serif" fo:font-size="12pt" officeooo:rsid="0024f8a7" officeooo:paragraph-rsid="0024f8a7" style:font-size-asian="12pt" style:font-size-complex="12pt"/>
    </style:style>
    <style:style style:name="P17" style:family="paragraph" style:parent-style-name="Standard">
      <style:text-properties style:font-name="Liberation Serif" fo:font-size="12pt" officeooo:rsid="0022fa3e" officeooo:paragraph-rsid="0022fa3e" style:font-size-asian="12pt" style:font-size-complex="12pt"/>
    </style:style>
    <style:style style:name="P18" style:family="paragraph" style:parent-style-name="Standard">
      <style:text-properties style:font-name="Liberation Serif" fo:font-size="12pt" officeooo:paragraph-rsid="00275060" style:font-size-asian="12pt" style:font-size-complex="12pt"/>
    </style:style>
    <style:style style:name="P19" style:family="paragraph" style:parent-style-name="Standard">
      <style:text-properties style:font-name="Liberation Serif" fo:font-size="12pt" style:text-underline-style="solid" style:text-underline-width="auto" style:text-underline-color="font-color" fo:font-weight="bold" officeooo:rsid="001f0270" officeooo:paragraph-rsid="001f0270" style:font-size-asian="12pt" style:font-weight-asian="bold" style:font-size-complex="12pt" style:font-weight-complex="bold"/>
    </style:style>
    <style:style style:name="P20" style:family="paragraph" style:parent-style-name="Standard">
      <style:text-properties officeooo:rsid="00211aec" officeooo:paragraph-rsid="00211aec"/>
    </style:style>
    <style:style style:name="P21" style:family="paragraph" style:parent-style-name="Standard">
      <style:text-properties style:font-name="Liberation Serif" fo:font-size="12pt" style:text-underline-style="solid" style:text-underline-width="auto" style:text-underline-color="font-color" fo:font-weight="bold" officeooo:rsid="001f0270" officeooo:paragraph-rsid="001f0270" style:font-weight-asian="bold" style:font-weight-complex="bold"/>
    </style:style>
    <style:style style:name="P22" style:family="paragraph" style:parent-style-name="Table_20_Contents">
      <style:text-properties officeooo:rsid="00275060" officeooo:paragraph-rsid="00275060"/>
    </style:style>
    <style:style style:name="P23" style:family="paragraph" style:parent-style-name="Table_20_Contents">
      <style:text-properties officeooo:rsid="00275060" officeooo:paragraph-rsid="00290fbc"/>
    </style:style>
    <style:style style:name="P24" style:family="paragraph" style:parent-style-name="Table_20_Contents">
      <style:text-properties officeooo:rsid="00290fbc" officeooo:paragraph-rsid="00290fbc"/>
    </style:style>
    <style:style style:name="P25" style:family="paragraph" style:parent-style-name="Table_20_Contents">
      <style:text-properties style:font-name="Liberation Serif" fo:font-size="12pt" style:text-underline-style="solid" style:text-underline-width="auto" style:text-underline-color="font-color" fo:font-weight="bold" officeooo:rsid="001f0270" officeooo:paragraph-rsid="001f0270" style:font-size-asian="12pt" style:font-weight-asian="bold" style:font-size-complex="12pt" style:font-weight-complex="bold"/>
    </style:style>
    <style:style style:name="T1" style:family="text">
      <style:text-properties officeooo:rsid="001f0270"/>
    </style:style>
    <style:style style:name="T2" style:family="text">
      <style:text-properties officeooo:rsid="002259a9"/>
    </style:style>
    <style:style style:name="T3" style:family="text">
      <style:text-properties officeooo:rsid="0024f8a7"/>
    </style:style>
    <style:style style:name="T4" style:family="text">
      <style:text-properties officeooo:rsid="00275060"/>
    </style:style>
    <style:style style:name="T5" style:family="text">
      <style:text-properties officeooo:rsid="00290fb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25">Item</text:p>
          </table:table-cell>
          <table:table-cell table:style-name="Table1.A1" office:value-type="string">
            <text:p text:style-name="P25">Page No</text:p>
          </table:table-cell>
          <table:table-cell table:style-name="Table1.A1" office:value-type="string">
            <text:p text:style-name="P19">Description of redaction</text:p>
          </table:table-cell>
          <table:table-cell table:style-name="Table1.A1" office:value-type="string">
            <text:p text:style-name="P19">Grounds for redaction</text:p>
          </table:table-cell>
          <table:table-cell table:style-name="Table1.E1" office:value-type="string">
            <text:p text:style-name="P21">35% Campaign response</text:p>
          </table:table-cell>
        </table:table-row>
        <table:table-row>
          <table:table-cell table:style-name="Table1.A2" office:value-type="string">
            <text:p text:style-name="P6">2</text:p>
          </table:table-cell>
          <table:table-cell table:style-name="Table1.A2" office:value-type="string">
            <text:p text:style-name="P6">P 10</text:p>
          </table:table-cell>
          <table:table-cell table:style-name="Table1.A2" office:value-type="string">
            <text:p text:style-name="P14">Limited selections </text:p>
            <text:p text:style-name="P14">of text within the </text:p>
            <text:p text:style-name="P14">definition of </text:p>
            <text:p text:style-name="P14">“Developer’s </text:p>
            <text:p text:style-name="P14">Priority Return” </text:p>
            <text:p text:style-name="P1"/>
          </table:table-cell>
          <table:table-cell table:style-name="Table1.A2" office:value-type="string">
            <text:p text:style-name="P14">Those elements of the definition that set out the a</text:p>
            <text:p text:style-name="P14">mount of the developer’s priority return have been redacted to protect the commercial interests of the parties. </text:p>
            <text:p text:style-name="P14">Disclosure of this confidential and sensitive infor</text:p>
            <text:p text:style-name="P14">mation would be detrimental to Notting Hill Housing Trust’s 2 (NHHT) legitimate economic interests. It would prejudice NHHT’s ability to compete in the commercial market for other projects of a similar nature to this one. This would, or would be likely to, cause NHHT significant commercial disadvantage and material financial loss. </text:p>
            <text:p text:style-name="P14">The council considers, therefore, that this information should be redacted as its disclosure would, or would be likely to prejudice the interests of the NHHT. In the circumstances, the public interest in maintaining the exception outweighs the public interest in disclosing the information. </text:p>
            <text:p text:style-name="P14"/>
          </table:table-cell>
          <table:table-cell table:style-name="Table1.E2" office:value-type="string">
            <text:p text:style-name="P18"><text:span text:style-name="T4">It was ruled that t</text:span>he “<text:span text:style-name="T4">Developer's Priority Return” does not have the characteristics of a “trade secret” as identified in the Tribunal Case of London Borough of Southwark and The Information Commissioner and others (EA/2013/0162). In this case and in subsequent ones the Developer's Priority Return had to be disclosed. We submit that in any event, being a non-profit housing association, NHHT cannot claim commercial confidentiality.</text:span></text:p>
          </table:table-cell>
        </table:table-row>
        <table:table-row>
          <table:table-cell table:style-name="Table1.A2" office:value-type="string">
            <text:p text:style-name="P6">3</text:p>
          </table:table-cell>
          <table:table-cell table:style-name="Table1.A2" office:value-type="string">
            <text:p text:style-name="P6">P.11</text:p>
          </table:table-cell>
          <table:table-cell table:style-name="Table1.A2" office:value-type="string">
            <text:p text:style-name="P14">Definition of </text:p>
            <text:p text:style-name="P14">Development </text:p>
            <text:p text:style-name="P14">Longstop Date </text:p>
            <text:p text:style-name="P1"/>
          </table:table-cell>
          <table:table-cell table:style-name="Table1.A2" office:value-type="string">
            <text:p text:style-name="P14">This date (and other dates) have been redacted to </text:p>
            <text:p text:style-name="P14">protect the commercial interests of the parties. </text:p>
            <text:p text:style-name="P14">The dates and contractual time periods within the DPA are withheld to ensure that the council is able to cont</text:p>
            <text:p text:style-name="P14">inue to incentivise the timely redevelopment of its land in negotiating and procuring the redevelopment of its land in future; disclosure would prejudice this negotiating position. </text:p>
            <text:p text:style-name="P14">In addition, while the time frames for completion of the <text:s/>project are known, specific time periods under the DPA relating to individual events have been redacted to avoid these becoming bargaining positions for third parties, prejudicing the council’s negotiating position (and <text:soft-page-break/>NHHT’s economic interests) and ability to seek to acquire all third party interests by private treaty. </text:p>
            <text:p text:style-name="P14">It is considered that the public interest in maintaining the exception outweighs the public interest in disclosing the information. </text:p>
          </table:table-cell>
          <table:table-cell table:style-name="Table1.E2" office:value-type="string">
            <text:p text:style-name="P22">This does not fall within the information identified as 'commercially sensitive' on page 222 of the Development Partnership Agreement and should therefore be disclosed <text:span text:style-name="T5">forthwith</text:span>.</text:p>
          </table:table-cell>
        </table:table-row>
        <table:table-row>
          <table:table-cell table:style-name="Table1.A2" office:value-type="string">
            <text:p text:style-name="P6">4</text:p>
          </table:table-cell>
          <table:table-cell table:style-name="Table1.A2" office:value-type="string">
            <text:p text:style-name="P6">P. 32-33</text:p>
          </table:table-cell>
          <table:table-cell table:style-name="Table1.A2" office:value-type="string">
            <text:p text:style-name="P14">Definition of “Rights </text:p>
            <text:p text:style-name="P14">of Light Report” </text:p>
            <text:p text:style-name="P14"/>
          </table:table-cell>
          <table:table-cell table:style-name="Table1.A2" office:value-type="string">
            <text:p text:style-name="P14">Part of the definition has been redacted to avoid </text:p>
            <text:p text:style-name="P14">prejudicing negotiations that may need to be entere</text:p>
            <text:p text:style-name="P14">d into in order to compensate affected parties in the event they have rights to light and these rights are affected.</text:p>
            <text:p text:style-name="P14">The council considers, therefore, that this information </text:p>
            <text:p text:style-name="P14">should be redacted as its disclosure would, or would be likely to prejudice the commercial interests of the</text:p>
            <text:p text:style-name="P14">council and those of NHHT and the public interest in maintaining the exception outweighs the public interest in disclosing the information.</text:p>
          </table:table-cell>
          <table:table-cell table:style-name="Table1.E2" office:value-type="string">
            <text:p text:style-name="P23">This does not fall within the information identified as 'commercially sensitive' on page 222 of the Development Partnership Agreement and should therefore be disclosed <text:span text:style-name="T5">forthwith</text:span>.</text:p>
          </table:table-cell>
        </table:table-row>
        <table:table-row>
          <table:table-cell table:style-name="Table1.A2" office:value-type="string">
            <text:p text:style-name="P6">6</text:p>
          </table:table-cell>
          <table:table-cell table:style-name="Table1.A2" office:value-type="string">
            <text:p text:style-name="P6">P. 35</text:p>
          </table:table-cell>
          <table:table-cell table:style-name="Table1.A2" office:value-type="string">
            <text:p text:style-name="P7"><text:span text:style-name="T1">D</text:span>efinition of “start </text:p>
            <text:p text:style-name="P14">date” </text:p>
          </table:table-cell>
          <table:table-cell table:style-name="Table1.A2" office:value-type="string">
            <text:p text:style-name="P6">See point 3 above</text:p>
          </table:table-cell>
          <table:table-cell table:style-name="Table1.E2" office:value-type="string">
            <text:p text:style-name="P23">This does not fall within the information identified as 'commercially sensitive' on page 222 of the Development Partnership Agreement and should therefore be disclosed <text:span text:style-name="T5">forthwith</text:span>.</text:p>
          </table:table-cell>
        </table:table-row>
        <table:table-row>
          <table:table-cell table:style-name="Table1.A2" office:value-type="string">
            <text:p text:style-name="P6">7</text:p>
          </table:table-cell>
          <table:table-cell table:style-name="Table1.A2" office:value-type="string">
            <text:p text:style-name="P6">P. 80</text:p>
          </table:table-cell>
          <table:table-cell table:style-name="Table1.A2" office:value-type="string">
            <text:p text:style-name="P6">Schedule 2</text:p>
          </table:table-cell>
          <table:table-cell table:style-name="Table1.A2" office:value-type="string">
            <text:p text:style-name="P6">See point 3 above</text:p>
          </table:table-cell>
          <table:table-cell table:style-name="Table1.E2" office:value-type="string">
            <text:p text:style-name="P23">This does not fall within the information identified as 'commercially sensitive' on page 222 of the Development Partnership Agreement and should therefore be disclosed <text:span text:style-name="T5">forthwith</text:span>.</text:p>
          </table:table-cell>
        </table:table-row>
        <table:table-row>
          <table:table-cell table:style-name="Table1.A2" office:value-type="string">
            <text:p text:style-name="P6">8</text:p>
          </table:table-cell>
          <table:table-cell table:style-name="Table1.A2" office:value-type="string">
            <text:p text:style-name="P6">P. 85 &amp; seq</text:p>
          </table:table-cell>
          <table:table-cell table:style-name="Table1.A2" office:value-type="string">
            <text:p text:style-name="P6">Schedule 4</text:p>
          </table:table-cell>
          <table:table-cell table:style-name="Table1.A2" office:value-type="string">
            <text:p text:style-name="P14">The financial provisions’ schedule has been selectively redacted to remove sensitive and confidential pricing information to protect the commercial interests of the <text:soft-page-break/>parties. The schedule contains detailed provisions</text:p>
            <text:p text:style-name="P14">relating to NHHT’s financial model which underpins </text:p>
            <text:p text:style-name="P14">the DPA. <text:line-break/>The model is bespoke to this transaction and as suc</text:p>
            <text:p text:style-name="P14">h has the characteristics of a “trade secret” as identified in the Tribunal Case of London Borough of Southwark and The Information Commissioner and others (EA/2013/0162).</text:p>
            <text:p text:style-name="P14">This information is considered to be confidential in its entirety and its publication would enable other developers to benefit from its contents. Disclosure of this part of the DPA would cause sufficient harm to NHHT’s interest that would outweigh any public interest in its disclosure. The council’s own economic interests are also a factor, as they are intimately connected with the success of this project as a whole. The economic interests of both parties are a factor in the success of the project which is a consideration in the public interest balance. </text:p>
            <text:p text:style-name="P14">The public interest in disclosing this information is </text:p>
            <text:p text:style-name="P14">outweighed by the public interest in maintaining the exception. </text:p>
          </table:table-cell>
          <table:table-cell table:style-name="Table1.E2" office:value-type="string">
            <text:p text:style-name="P24">Your description of this information as 'a schedule of financial provisions' <text:soft-page-break/>containing 'pricing information', reveals that it is not a financial model as referred to in the Tribunal Case (EA/2013/0162). As parties to this case we know that the financial model was a spreadsheet running into several thousand tabs with formulas and macros. This is very different from pricing information. Indeed the Tribunal in the above case specifically ruled that pricing information should be disclosed. We reiterate our argument that NHHT is a non-profit and public funded housing association. Therefore the case in favour of disclosure is greater and the exceptions for 'trade secrets' do not apply. Furthermore, the Aylesbury regeneration scheme is more than twice as large as the Heygate and therefore the need for transparency is greater.</text:p>
          </table:table-cell>
        </table:table-row>
        <table:table-row>
          <table:table-cell table:style-name="Table1.A2" office:value-type="string">
            <text:p text:style-name="P9"><text:span text:style-name="T5">h</text:span>10</text:p>
          </table:table-cell>
          <table:table-cell table:style-name="Table1.A2" office:value-type="string">
            <text:p text:style-name="P8">P.122<text:line-break/>Para 5.1.4</text:p>
          </table:table-cell>
          <table:table-cell table:style-name="Table1.A2" office:value-type="string">
            <text:p text:style-name="P8">Management Fee</text:p>
          </table:table-cell>
          <table:table-cell table:style-name="Table1.A2" office:value-type="string">
            <text:p text:style-name="P14">The amount of the management fee has been redacted to protect the commercial interests of the parties.</text:p>
            <text:p text:style-name="P14">Disclosure of this information would prejudice NHHT’s <text:soft-page-break/>ability to compete in the commercial market for projects of a similar size and nature. This would, or would be likely to, c<text:span text:style-name="T3">a</text:span>use NHHT significant commercial disadvantage or material financial loss. </text:p>
            <text:p text:style-name="P14">It is considered that the public interest in maintaining the exception outweighs the public interest in disclosing this information. </text:p>
          </table:table-cell>
          <table:table-cell table:style-name="Table1.E2" office:value-type="string">
            <text:p text:style-name="P23">This does not fall within the information identified as 'commercially sensitive' <text:soft-page-break/>on page 222 of the Development Partnership Agreement and should therefore be disclosed <text:span text:style-name="T5">forthwith</text:span>.</text:p>
          </table:table-cell>
        </table:table-row>
        <table:table-row>
          <table:table-cell table:style-name="Table1.A2" office:value-type="string">
            <text:p text:style-name="P10">11</text:p>
          </table:table-cell>
          <table:table-cell table:style-name="Table1.A2" office:value-type="string">
            <text:p text:style-name="P14">P123 para </text:p>
            <text:p text:style-name="P14">7.1.2 </text:p>
            <text:p text:style-name="P1"/>
          </table:table-cell>
          <table:table-cell table:style-name="Table1.A2" office:value-type="string">
            <text:p text:style-name="P9">Sales and Lettings costs</text:p>
          </table:table-cell>
          <table:table-cell table:style-name="Table1.A2" office:value-type="string">
            <text:p text:style-name="P14">The amount of the maximum cap on sales incentives a</text:p>
            <text:p text:style-name="P14">nd PX costs has been redacted as this is commercially </text:p>
            <text:p text:style-name="P14">sensitive and could affect the ability of NHHT to compete in the market. </text:p>
            <text:p text:style-name="P14">Disclosure of this information would prejudice NHHT’s </text:p>
            <text:p text:style-name="P14">ability to compete in the commercial market for projects </text:p>
            <text:p text:style-name="P14">of a similar size and nature. This would, or would be </text:p>
            <text:p text:style-name="P14">likely to, cause NHHT significant commercial disadvantage or material financial loss. </text:p>
            <text:p text:style-name="P14">The council considers, therefore, that this information should redacted as its disclosure would, or would be likely to, prejudice the commercial interest<text:span text:style-name="T2">s</text:span> of NHHT. The public interest in disclosing this information is o</text:p>
            <text:p text:style-name="P14">utweighed by the public interest in maintaining the exception.</text:p>
          </table:table-cell>
          <table:table-cell table:style-name="Table1.E2" office:value-type="string">
            <text:p text:style-name="P23">This does not fall within the information identified as 'commercially sensitive' on page 222 of the Development Partnership Agreement and should therefore be disclosed <text:span text:style-name="T5">forthwith</text:span>.</text:p>
          </table:table-cell>
        </table:table-row>
        <table:table-row>
          <table:table-cell table:style-name="Table1.A2" office:value-type="string">
            <text:p text:style-name="P9">12</text:p>
          </table:table-cell>
          <table:table-cell table:style-name="Table1.A2" office:value-type="string">
            <text:p text:style-name="P14">P123 </text:p>
            <text:p text:style-name="P14">para7.1.5 </text:p>
            <text:p text:style-name="P1"/>
          </table:table-cell>
          <table:table-cell table:style-name="Table1.A2" office:value-type="string">
            <text:p text:style-name="P9">Agency Fees</text:p>
          </table:table-cell>
          <table:table-cell table:style-name="Table1.A2" office:value-type="string">
            <text:p text:style-name="P14">The amount of the agency fees has been redacted to protect the commercial interests of the partie<text:span text:style-name="T2">s</text:span>. Disclosure of this information would prejudice NHHT’s ability to compete in the commercial market for projects </text:p>
            <text:p text:style-name="P14">of a similar size and nature. This would, or would be likely to cause NHHT significant commercial disadvantage or material financial loss. </text:p>
            <text:p text:style-name="P14">The council considers, therefore, that this information should redacted as its disclosure would, or would be likely to, prejudice the commercial interests of NHHT.</text:p>
            <text:p text:style-name="P14">The public interest in disclosing this information is outweighed by the public interest in maintaining the <text:soft-page-break/>exception. </text:p>
          </table:table-cell>
          <table:table-cell table:style-name="Table1.E2" office:value-type="string">
            <text:p text:style-name="P23">This does not fall within the information identified as 'commercially sensitive' on page 222 of the Development Partnership Agreement and should therefore be disclosed <text:span text:style-name="T5">forthwith</text:span>.</text:p>
          </table:table-cell>
        </table:table-row>
        <table:table-row>
          <table:table-cell table:style-name="Table1.A2" office:value-type="string">
            <text:p text:style-name="P5">13</text:p>
          </table:table-cell>
          <table:table-cell table:style-name="Table1.A2" office:value-type="string">
            <text:p text:style-name="P14">P124 para </text:p>
            <text:p text:style-name="P14">9.2.1 </text:p>
            <text:p text:style-name="P1"/>
          </table:table-cell>
          <table:table-cell table:style-name="Table1.A2" office:value-type="string">
            <text:p text:style-name="P5">Other development costs</text:p>
          </table:table-cell>
          <table:table-cell table:style-name="Table1.A2" office:value-type="string">
            <text:p text:style-name="P5">The rate of the finance charges where the development cash flow is 100% debt funded has been redacted for reasons of commercial confidentiality. Disclosure of this information would prejudice NHHT’s ability to compete in the commercial market for projects of a similar size and nature. <text:s/>This would, or would be likely to, cause NHHT significant commercial 4 </text:p>
            <text:p text:style-name="P5">disadvantage or material financial loss. </text:p>
            <text:p text:style-name="P5">The council considers, therefore, that this information </text:p>
            <text:p text:style-name="P5">should be redacted, as its disclosure would, or would be likely to prejudice the commercial interests of NHHT. The public interest in disclosing this information is outweighed by the public interest in maintaining the exception. </text:p>
          </table:table-cell>
          <table:table-cell table:style-name="Table1.E2" office:value-type="string">
            <text:p text:style-name="P23">This does not fall within the information identified as 'commercially sensitive' on page 222 of the Development Partnership Agreement and should therefore be disclosed <text:span text:style-name="T5">forthwith</text:span>.</text:p>
          </table:table-cell>
        </table:table-row>
        <table:table-row>
          <table:table-cell table:style-name="Table1.A2" office:value-type="string">
            <text:p text:style-name="P5">14</text:p>
          </table:table-cell>
          <table:table-cell table:style-name="Table1.A2" office:value-type="string">
            <text:p text:style-name="P5">P.129-130</text:p>
          </table:table-cell>
          <table:table-cell table:style-name="Table1.A2" office:value-type="string">
            <text:p text:style-name="P5">Definition of 'Residual Land Value'</text:p>
          </table:table-cell>
          <table:table-cell table:style-name="Table1.A2" office:value-type="string">
            <text:p text:style-name="P5">The method for calculating residual land value has </text:p>
            <text:p text:style-name="P5">been redacted to protect the commercial interests of the</text:p>
            <text:p text:style-name="P5">parties. </text:p>
            <text:p text:style-name="P5">The viability calculations in general link to the financial model which as described above is considered to be confidential as being a “trade secret”. </text:p>
            <text:p text:style-name="P5">Disclosure of this information would prejudice NHHT’s </text:p>
            <text:p text:style-name="P5">ability to compete in the commercial market for projects </text:p>
            <text:p text:style-name="P5">of a similar size and nature. <text:s/>This would, or would be </text:p>
            <text:p text:style-name="P5">likely to, cause NHHT significant commercial disadvantage or material financial loss. </text:p>
            <text:p text:style-name="P5">The council considers, therefore, that this information </text:p>
            <text:p text:style-name="P5">should be redacted as its disclosure would, or would be </text:p>
            <text:p text:style-name="P5">likely to, prejudice the commercial interests of the council and those of NHHT.</text:p>
            <text:p text:style-name="P5">The public interest in disclosing this information is outweighed by the public interest in maintaining the exception. </text:p>
          </table:table-cell>
          <table:table-cell table:style-name="Table1.E2" office:value-type="string">
            <text:p text:style-name="P23">This does not fall within the information identified as 'commercially sensitive' on page 222 of the Development Partnership Agreement and should therefore be disclosed <text:span text:style-name="T5">forthwith</text:span>.</text:p>
          </table:table-cell>
        </table:table-row>
        <table:table-row>
          <table:table-cell table:style-name="Table1.A2" office:value-type="string">
            <text:p text:style-name="P5">15</text:p>
          </table:table-cell>
          <table:table-cell table:style-name="Table1.A2" office:value-type="string">
            <text:p text:style-name="P17">P135 <text:soft-page-break/>para </text:p>
            <text:p text:style-name="P14">4.8.6 and </text:p>
            <text:p text:style-name="P14">4.8.7 </text:p>
            <text:p text:style-name="P5"/>
          </table:table-cell>
          <table:table-cell table:style-name="Table1.A2" office:value-type="string">
            <text:p text:style-name="P5">Time periods relating to viability <text:soft-page-break/>calcuations</text:p>
          </table:table-cell>
          <table:table-cell table:style-name="Table1.A2" office:value-type="string">
            <text:p text:style-name="P5">See 3 above</text:p>
          </table:table-cell>
          <table:table-cell table:style-name="Table1.E2" office:value-type="string">
            <text:p text:style-name="P23">This does not fall within <text:soft-page-break/>the information identified as 'commercially sensitive' on page 222 of the Development Partnership Agreement and should therefore be disclosed <text:span text:style-name="T5">forthwith</text:span>.</text:p>
          </table:table-cell>
        </table:table-row>
        <table:table-row>
          <table:table-cell table:style-name="Table1.A2" office:value-type="string">
            <text:p text:style-name="P5">20</text:p>
          </table:table-cell>
          <table:table-cell table:style-name="Table1.A2" office:value-type="string">
            <text:p text:style-name="P17">P162 para </text:p>
            <text:p text:style-name="P14">3.11 and </text:p>
            <text:p text:style-name="P14">3.11.4 </text:p>
            <text:p text:style-name="P17"/>
          </table:table-cell>
          <table:table-cell table:style-name="Table1.A2" office:value-type="string">
            <text:p text:style-name="P5">Amount of CPO indemnity</text:p>
          </table:table-cell>
          <table:table-cell table:style-name="Table1.A2" office:value-type="string">
            <text:p text:style-name="P4">Disclosure of this information would prejudice the </text:p>
            <text:p text:style-name="P4">council’s ability to negotiate with third parties, </text:p>
            <text:p text:style-name="P4">undermining its negotiating position in seeking to </text:p>
            <text:p text:style-name="P4">acquire all interests within the development area through private treaty negotiation and avoiding the need to rely on compulsory purchase powers. <text:s/>Furthermore, disclosure of this information could prejudice the council’s case at any Upper Tribunal (Lands Chamber) hearing in the event of unresolved compensation claims. <text:s/>This would, or would be likely to, cause the council significant commercial disadvantage or material financial loss. </text:p>
            <text:p text:style-name="P4">Disclosure of this information would prejudice NHHT’s </text:p>
            <text:p text:style-name="P4">ability to compete in the commercial market for projects </text:p>
            <text:p text:style-name="P4">of a similar size and nature. <text:s/>This would, or would be </text:p>
            <text:p text:style-name="P4">likely to, cause NHHT significant commercial disadvantage or material financial loss. </text:p>
            <text:p text:style-name="P4">The public interest in disclosing this information </text:p>
            <text:p text:style-name="P4">is outweighed by the public interest in maintaining the </text:p>
            <text:p text:style-name="P4">exception. </text:p>
          </table:table-cell>
          <table:table-cell table:style-name="Table1.E2" office:value-type="string">
            <text:p text:style-name="P23">This does not fall within the information identified as 'commercially sensitive' on page 222 of the Development Partnership Agreement and should therefore be disclosed <text:span text:style-name="T5">forthwith</text:span>.</text:p>
          </table:table-cell>
        </table:table-row>
        <table:table-row>
          <table:table-cell table:style-name="Table1.A2" office:value-type="string">
            <text:p text:style-name="P4">21</text:p>
          </table:table-cell>
          <table:table-cell table:style-name="Table1.A2" office:value-type="string">
            <text:p text:style-name="P17">P166 para </text:p>
            <text:p text:style-name="P14">6.4 </text:p>
            <text:p text:style-name="P17"/>
          </table:table-cell>
          <table:table-cell table:style-name="Table1.A2" office:value-type="string">
            <text:p text:style-name="P4">Amount of management fee to be released on completion of warranty</text:p>
          </table:table-cell>
          <table:table-cell table:style-name="Table1.A2" office:value-type="string">
            <text:p text:style-name="P4">This item is considered to be commercially confidential. Disclosure of this information would prejudice NHHT’s ability to compete in the commercial market for projects of a similar size and nature. <text:s/>This would, or would be likely to, cause NHHT significant commercial </text:p>
            <text:p text:style-name="P4">disadvantage or material financial loss. </text:p>
            <text:p text:style-name="P4">The council considers, therefore, that this informa</text:p>
            <text:p text:style-name="P4"><text:soft-page-break/>tion should be redacted as its disclosure would, or would be likely to, prejudice the commercial interests of NHHT.</text:p>
            <text:p text:style-name="P4">The public interest in disclosing this information is outweighed by the public interest in maintaining the exception. </text:p>
          </table:table-cell>
          <table:table-cell table:style-name="Table1.E2" office:value-type="string">
            <text:p text:style-name="P23">This does not fall within the information identified as 'commercially sensitive' on page 222 of the Development Partnership Agreement and should therefore be disclosed <text:soft-page-break/><text:span text:style-name="T5">forthwith</text:span>.</text:p>
          </table:table-cell>
        </table:table-row>
        <table:table-row>
          <table:table-cell table:style-name="Table1.A2" office:value-type="string">
            <text:p text:style-name="P4">22</text:p>
          </table:table-cell>
          <table:table-cell table:style-name="Table1.A2" office:value-type="string">
            <text:p text:style-name="P17">P173 para </text:p>
            <text:p text:style-name="P14">1.5.6.4 </text:p>
            <text:p text:style-name="P17"/>
          </table:table-cell>
          <table:table-cell table:style-name="Table1.A2" office:value-type="string">
            <text:p text:style-name="P4">Amount of payment</text:p>
          </table:table-cell>
          <table:table-cell table:style-name="Table1.A2" office:value-type="string">
            <text:p text:style-name="P4">The redaction is of the payment to be made for subplot leases and is commercially confidential. </text:p>
            <text:p text:style-name="P4">Disclosure of this information would prejudice the </text:p>
            <text:p text:style-name="P4">council’s ability to meet its statutory duty to ensure best </text:p>
            <text:p text:style-name="P4">consideration for its land, setting a precedent which </text:p>
            <text:p text:style-name="P4">undermines its negotiating position in procuring </text:p>
            <text:p text:style-name="P4">development partners for future redevelopment of its </text:p>
            <text:p text:style-name="P4">land. <text:s/>This would, or would be likely to, cause the council significant commercial disadvantage or material financial loss. </text:p>
            <text:p text:style-name="P4">Disclosure of this information would prejudice NHHT’s </text:p>
            <text:p text:style-name="P4">ability to compete in the commercial market for projects </text:p>
            <text:p text:style-name="P4">of a similar size and nature. <text:s/>This would, or would be </text:p>
            <text:p text:style-name="P4">likely to, cause NHHT significant commercial disadvantage or material financial loss. </text:p>
            <text:p text:style-name="P4">The council considers, therefore, that this information </text:p>
            <text:p text:style-name="P4">should be redacted as its disclosure would, or would be </text:p>
            <text:p text:style-name="P4">likely to, prejudice the commercial interests of the council and those of NHHT. The public interest in disclosing this information is outweighed by the public interest in maintaining the exception. </text:p>
          </table:table-cell>
          <table:table-cell table:style-name="Table1.E2" office:value-type="string">
            <text:p text:style-name="P23">This does not fall within the information identified as 'commercially sensitive' on page 222 of the Development Partnership Agreement and should therefore be disclosed <text:span text:style-name="T5">forthwith</text:span>.</text:p>
          </table:table-cell>
        </table:table-row>
        <table:table-row>
          <table:table-cell table:style-name="Table1.A2" office:value-type="string">
            <text:p text:style-name="P2">24</text:p>
          </table:table-cell>
          <table:table-cell table:style-name="Table1.A2" office:value-type="string">
            <text:p text:style-name="P16">BP1, BP12</text:p>
          </table:table-cell>
          <table:table-cell table:style-name="Table1.A2" office:value-type="string">
            <text:p text:style-name="P15">Definition of </text:p>
            <text:p text:style-name="P14">developers priority </text:p>
            <text:p text:style-name="P14">return </text:p>
            <text:p text:style-name="P4"/>
          </table:table-cell>
          <table:table-cell table:style-name="Table1.A2" office:value-type="string">
            <text:p text:style-name="P2">See point 2 above</text:p>
          </table:table-cell>
          <table:table-cell table:style-name="Table1.E2" office:value-type="string">
            <text:p text:style-name="P24">See our response to point 2</text:p>
          </table:table-cell>
        </table:table-row>
        <table:table-row>
          <table:table-cell table:style-name="Table1.A2" office:value-type="string">
            <text:p text:style-name="P2">25</text:p>
          </table:table-cell>
          <table:table-cell table:style-name="Table1.A2" office:value-type="string">
            <text:p text:style-name="P16">BP1, BP22</text:p>
          </table:table-cell>
          <table:table-cell table:style-name="Table1.A2" office:value-type="string">
            <text:p text:style-name="P16">Definition of Premium </text:p>
          </table:table-cell>
          <table:table-cell table:style-name="Table1.A2" office:value-type="string">
            <text:p text:style-name="P2">See point 8 above</text:p>
          </table:table-cell>
          <table:table-cell table:style-name="Table1.E2" office:value-type="string">
            <text:p text:style-name="P24">See our response to point 8</text:p>
          </table:table-cell>
        </table:table-row>
        <table:table-row>
          <table:table-cell table:style-name="Table1.A2" office:value-type="string">
            <text:p text:style-name="P2">26</text:p>
          </table:table-cell>
          <table:table-cell table:style-name="Table1.A2" office:value-type="string">
            <text:p text:style-name="P16">BP4, P15 </text:p>
            <text:p text:style-name="P14"><text:soft-page-break/>para 4.2.3.17 </text:p>
            <text:p text:style-name="P16"/>
          </table:table-cell>
          <table:table-cell table:style-name="Table1.A2" office:value-type="string">
            <text:p text:style-name="P16">Developer financial assumption of leaseholder values</text:p>
          </table:table-cell>
          <table:table-cell table:style-name="Table1.A2" office:value-type="string">
            <text:p text:style-name="P2">See point 20 above</text:p>
          </table:table-cell>
          <table:table-cell table:style-name="Table1.E2" office:value-type="string">
            <text:p text:style-name="P23">This does not fall within the information identified <text:soft-page-break/>as 'commercially sensitive' on page 222 of the Development Partnership Agreement and should therefore be disclosed <text:span text:style-name="T5">forthwith</text:span>.</text:p>
          </table:table-cell>
        </table:table-row>
        <table:table-row>
          <table:table-cell table:style-name="Table1.A2" office:value-type="string">
            <text:p text:style-name="P2">27</text:p>
          </table:table-cell>
          <table:table-cell table:style-name="Table1.A2" office:value-type="string">
            <text:p text:style-name="P16">BP4, P25 </text:p>
            <text:p text:style-name="P14">para 4.5.3.5 </text:p>
            <text:p text:style-name="P16"/>
          </table:table-cell>
          <table:table-cell table:style-name="Table1.A2" office:value-type="string">
            <text:p text:style-name="P16">Management fee percentage</text:p>
          </table:table-cell>
          <table:table-cell table:style-name="Table1.A2" office:value-type="string">
            <text:p text:style-name="P2">See point 10 above</text:p>
          </table:table-cell>
          <table:table-cell table:style-name="Table1.E2" office:value-type="string">
            <text:p text:style-name="P23">This does not fall within the information identified as 'commercially sensitive' on page 222 of the Development Partnership Agreement and should therefore be disclosed <text:span text:style-name="T5">forthwith</text:span>.</text:p>
          </table:table-cell>
        </table:table-row>
        <table:table-row>
          <table:table-cell table:style-name="Table1.A2" office:value-type="string">
            <text:p text:style-name="P2">29</text:p>
          </table:table-cell>
          <table:table-cell table:style-name="Table1.A2" office:value-type="string">
            <text:p text:style-name="P16">BP9, P. 20</text:p>
          </table:table-cell>
          <table:table-cell table:style-name="Table1.A2" office:value-type="string">
            <text:p text:style-name="P16">Annual salary details of staff posts</text:p>
          </table:table-cell>
          <table:table-cell table:style-name="Table1.A2" office:value-type="string">
            <text:p text:style-name="P3"><text:span text:style-name="T3">Publication of annual salaries relating to such a small number of positions </text:span>would or could be identifiable and would result in disclosure of information relating to the financial affairs of those individuals. </text:p>
          </table:table-cell>
          <table:table-cell table:style-name="Table1.E2" office:value-type="string">
            <text:p text:style-name="P23">This does not fall within the information identified as 'commercially sensitive' on page 222 of the Development Partnership Agreement and should therefore be disclosed <text:span text:style-name="T5">forthwith</text:span>.</text:p>
          </table:table-cell>
        </table:table-row>
        <table:table-row>
          <table:table-cell table:style-name="Table1.A2" office:value-type="string">
            <text:p text:style-name="P2">30</text:p>
          </table:table-cell>
          <table:table-cell table:style-name="Table1.A2" office:value-type="string">
            <text:p text:style-name="P16">BP14, P7-10 </text:p>
            <text:p text:style-name="P14">section 14.4 </text:p>
            <text:p text:style-name="P16"/>
          </table:table-cell>
          <table:table-cell table:style-name="Table1.A2" office:value-type="string">
            <text:p text:style-name="P16">Details of developer </text:p>
            <text:p text:style-name="P14">incentive financial </text:p>
            <text:p text:style-name="P14">mechanisms </text:p>
            <text:p text:style-name="P16"/>
          </table:table-cell>
          <table:table-cell table:style-name="Table1.A2" office:value-type="string">
            <text:p text:style-name="P2">See point 8 above</text:p>
          </table:table-cell>
          <table:table-cell table:style-name="Table1.E2" office:value-type="string">
            <text:p text:style-name="P23">This does not fall within the information identified as 'commercially sensitive' on page 222 of the Development Partnership Agreement and should therefore be disclosed <text:span text:style-name="T5">forthwith</text:span>.</text:p>
          </table:table-cell>
        </table:table-row>
      </table:table>
      <text:p text:style-name="P13"/>
      <text:p text:style-name="P11"/>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 svg:font-family="sans-serif"/>
    <style:font-face style:name="DejaVu Sans1" svg:font-family="'DejaVu Sans'" style:font-family-generic="swiss"/>
    <style:font-face style:name="Bitstream Charter" svg:font-family="'Bitstream Charter'" style:font-family-generic="roman" style:font-pitch="variable"/>
    <style:font-face style:name="DejaVu Serif Condensed" svg:font-family="'DejaVu Serif Condense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in" fo:page-height="8.5in" style:num-format="1" style:print-orientation="landscape" fo:margin-top="0.7874in" fo:margin-bottom="0.7874in" fo:margin-left="0.7874in" fo:margin-right="0.7874in" style:shadow="none" style:writing-mode="lr-tb" draw:fill-image-width="0in" draw:fill-image-height="0in"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13T09:52:45.332926858</meta:creation-date>
    <dc:date>2016-10-24T19:41:55.988085958</dc:date>
    <meta:editing-duration>PT1H30M58S</meta:editing-duration>
    <meta:editing-cycles>8</meta:editing-cycles>
    <meta:generator>LibreOffice/5.0.6.3$FreeBSD_X86_64 LibreOffice_project/00m0$Build-3</meta:generator>
    <meta:print-date>2016-10-14T15:15:58.817813319</meta:print-date>
    <meta:document-statistic meta:table-count="1" meta:image-count="0" meta:object-count="0" meta:page-count="8" meta:paragraph-count="208" meta:word-count="2317" meta:character-count="15163" meta:non-whitespace-character-count="12935"/>
  </office:meta>
</office:document-meta>
</file>